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ILLA NAVAL, RUBEN ALEJANDR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ILLA NAVAL, RUBEN ALEJANDR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ILLA CANO, FELICISIMO RUBE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ROJA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1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1633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37:2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